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66.4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18.7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in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ngruppentast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5 : 3 : 1 gegen Pl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3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4 : 6 gegen Pl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3 : 6 gegen Pl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5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2 : 6 gegen Pl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18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3 : 6 gegen Pl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19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2 : 6 gegen Pl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20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1 : 6 gegen Plu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leistaster 1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leistaster 2</text:p>
          </table:table-cell>
          <table:table-cell/>
          <table:table-cell office:value-type="string" calcext:value-type="string">
            <text:p>16-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eistaster 3</text:p>
          </table:table-cell>
          <table:table-cell/>
          <table:table-cell office:value-type="string" calcext:value-type="string">
            <text:p>16-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gnal A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gnal F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gnal P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ignal P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ignal N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ignal N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rsGT Ersatzsignal Gruppentaste 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recke A Einfahrt</text:p>
          </table:table-cell>
          <table:table-cell/>
          <table:table-cell office:value-type="string" calcext:value-type="string">
            <text:p>24-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trecke F Einfahrt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GT Signalgruppentaste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GT Signalhaltgruppentaste</text:p>
          </table:table-cell>
          <table:table-cell/>
          <table:table-cell office:value-type="string" calcext:value-type="string">
            <text:p>12-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lFT III 10 IV Schlüsselweich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lGT Blockgruppentaste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UT Störmeldung Signal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WUT Störmeldung Weiche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HT Fahrstraßenhilfstaste</text:p>
          </table:table-cell>
          <table:table-cell/>
          <table:table-cell office:value-type="string" calcext:value-type="string">
            <text:p>---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lFLT</text:p>
          </table:table-cell>
          <table:table-cell/>
          <table:table-cell office:value-type="string" calcext:value-type="string">
            <text:p>4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sT Anschalttaste</text:p>
          </table:table-cell>
          <table:table-cell table:number-columns-repeated="5"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sLT</text:p>
          </table:table-cell>
          <table:table-cell table:number-columns-repeated="5"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Aus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 4 Rot Minus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4 Rot Plus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 Weiß Min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4 Weiß Plus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3 Rot Min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3 Rot P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3 Weiß Min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iche 3 Weiß P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iche 18 Rot Minus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che 18 Rot P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iche 18 Weiß Min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iche 18 Weiß P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iche 5 Rot Min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eiche 5 Rot P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eiche 5 Weiß Min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eiche 5 Weiß Plu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eiche 20 Rot Minus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Weiche 20 Rot Plus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Weiche 20 Weiß Minus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eiche 20 Weiß Plus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eiche 19 Rot Plus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Weiche 19 Rot Minus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eiche 19 Weiß Plus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iche 19 Weiß Minus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ignal A Fahrt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gnal A Halt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elegmelder Gleis 3 Weiß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elegmelder Gleis 3 Rot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elegmelder Gleis 2 Weiß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legmelder Gleis 2 Rot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elegmelder Gleis 1 Weiß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elegmelder Gleis 1 Ro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ignal N2 Fahrt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ignal N2 Halt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ignal P3 Fahrt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ignal P3 Halt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ignal F Fahrt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ignal P1 Halt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ignal P1 Fahrt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ignal F Halt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usfahrtsgleis A rot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usfahrtsgleis A weiß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hrweg F rot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ahrweg F weiß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ahrweg A rot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ahrweg A weiß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ignal N3 Fahrt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ignal N3 Hal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Ersatzsignal P3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rsatzsignal P1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rsatzsignal F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Ersatzsignal N3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Ersatzsignal N2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Ersatzsignal A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usfahrtsgleis F rot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usfahrtsgleis F weiß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trecke Ausfahrt F rot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trecke Ausfahrt F weiß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trecke Einfahrt A rot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recke Einfahrt A weiß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trecke Einfahrt F rot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trecke Einfahrt F weiß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Zähler für Ersatzsigna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Wecker Störmelder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töranzeige Weiche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Störanzeige Signal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chlüsselweiche weiß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Schlüsselweiche rot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.00.0000</text:date>, <text:time style:data-style-name="N2" text:time-value="16:11:56.341015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6:35:16.309453972</meta:creation-date>
    <dc:date>2023-01-14T16:13:13.922927352</dc:date>
    <meta:editing-duration>PT3H27M57S</meta:editing-duration>
    <meta:editing-cycles>18</meta:editing-cycles>
    <meta:generator>LibreOffice/6.1.5.2$Linux_ARM_EABI LibreOffice_project/10$Build-2</meta:generator>
    <meta:document-statistic meta:table-count="1" meta:cell-count="270" meta:object-count="0"/>
  </office:meta>
</office:document-meta>
</file>